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A000000384D53F4377241C8A0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cm" svg:height="10.624cm" draw:z-index="0"><draw:image xlink:href="Pictures/10000201000005A000000384D53F4377241C8A0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5:56:22.814422959</meta:creation-date>
    <dc:date>2018-10-16T15:56:50.379230130</dc:date>
    <meta:editing-duration>PT3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6.2$Linux_X86_64 LibreOffice_project/00m0$Build-2</meta:generator>
  </office:meta>
</office:document-meta>
</file>